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cédure Création machine virtuelle :</text:p>
      <text:p text:style-name="Standard"/>
      <text:p text:style-name="Standard">-Nouveau → choisir nom, système d'exploitation, version</text:p>
      <text:p text:style-name="Standard">-Choisir taille mémoire</text:p>
      <text:p text:style-name="Standard">-Créer un disque dur → VDI</text:p>
      <text:p text:style-name="Standard">Choisir emplacement t mémoire.</text:p>
      <text:p text:style-name="Standard">Cliquer sur démarrer</text:p>
      <text:p text:style-name="Standard"/>
      <text:p text:style-name="Standard">Procédure installation Linux :</text:p>
      <text:p text:style-name="Standard">-Utiliser le bon fichier ISO</text:p>
      <text:p text:style-name="Standard">-Choisir la langue</text:p>
      <text:p text:style-name="Standard">-Choisir nom de système:debian</text:p>
      <text:p text:style-name="Standard">-Choisir nom de domaine:debian</text:p>
      <text:p text:style-name="Standard">-Choisir mot de passe:jesuisdie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as Lutau</meta:initial-creator>
    <meta:creation-date>2015-11-03T11:18:58.73</meta:creation-date>
    <meta:document-statistic meta:table-count="0" meta:image-count="0" meta:object-count="0" meta:page-count="1" meta:paragraph-count="12" meta:word-count="52" meta:character-count="360"/>
    <dc:date>2015-11-03T12:00:47.12</dc:date>
    <dc:creator>Tomas Lutau</dc:creator>
    <meta:editing-duration>PT9M58S</meta:editing-duration>
    <meta:editing-cycles>1</meta:editing-cycles>
    <meta:generator>OpenOffice/4.1.1$Win32 OpenOffice.org_project/411m6$Build-9775</meta:generator>
  </office:meta>
</office:document-meta>
</file>